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bfc2" officeooo:paragraph-rsid="0015bfc2"/>
    </style:style>
    <style:style style:name="P2" style:family="paragraph" style:parent-style-name="Standard">
      <style:text-properties officeooo:rsid="00164278" officeooo:paragraph-rsid="00164278"/>
    </style:style>
    <style:style style:name="P3" style:family="paragraph" style:parent-style-name="Standard">
      <style:text-properties officeooo:rsid="00168db8" officeooo:paragraph-rsid="00168db8"/>
    </style:style>
    <style:style style:name="P4" style:family="paragraph" style:parent-style-name="Standard">
      <style:text-properties officeooo:rsid="00172ec9" officeooo:paragraph-rsid="00172ec9"/>
    </style:style>
    <style:style style:name="T1" style:family="text">
      <style:text-properties officeooo:rsid="00164278"/>
    </style:style>
    <style:style style:name="T2" style:family="text">
      <style:text-properties officeooo:rsid="00168db8"/>
    </style:style>
    <style:style style:name="T3" style:family="text">
      <style:text-properties officeooo:rsid="00172e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X</text:p>
      <text:p text:style-name="P1">USER CENTERED DESIGN</text:p>
      <text:p text:style-name="P1">1. user can figure out what to do.</text:p>
      <text:p text:style-name="P1">2. user can tell what is going on</text:p>
      <text:p text:style-name="P1"/>
      <text:p text:style-name="P1">7 Principles for Transforming Difficult Task into Simple</text:p>
      <text:p text:style-name="P1">1. Use both knowledge in the world and knowledge in the head.</text:p>
      <text:p text:style-name="P1">Knowledge is only useful if there is a natural, easily interpreted <text:span text:style-name="T1">relationship between the knowledge <text:s text:c="2"/>and the information it is intended to convey. </text:span></text:p>
      <text:p text:style-name="P2">When a user is able to internalize the required knowledge- performance is faster and more efficient</text:p>
      <text:p text:style-name="P2">Conceptual models- principles of operation be observable, that all actions be consistent with the conceptual model, and the visible parts of the device reflect the current state of the device. </text:p>
      <text:p text:style-name="P2">Design model- conceptualization the designer has in mind.</text:p>
      <text:p text:style-name="P2">User model- what the user develops to explain the operation of the system.</text:p>
      <text:p text:style-name="P2">System image- designer must ensure everything about the product is consistent with it and exemplifies the operation of proper conceptual model. </text:p>
      <text:p text:style-name="P2"/>
      <text:p text:style-name="P2">2. <text:span text:style-name="T2">S</text:span>implify the structure of tasks.</text:p>
      <text:p text:style-name="P2">Short Term Memory limitations- a person should not be required to remember more than 5 unrelated items at once.</text:p>
      <text:p text:style-name="P2">Long Term Memory limitations- Information is better and more easily acquired if it makes sense.</text:p>
      <text:p text:style-name="P2">Provide mental aids.</text:p>
      <text:p text:style-name="P2">Use tech to make visible what would otherwise be invisible.</text:p>
      <text:p text:style-name="P2">Automate, but keep the task much the same.</text:p>
      <text:p text:style-name="P3">Change the nature of the tasks if there are easier trade-offs.</text:p>
      <text:p text:style-name="P3">Don't take away control.</text:p>
      <text:p text:style-name="P3"/>
      <text:p text:style-name="P3">3. Make things visible</text:p>
      <text:p text:style-name="P3">bridge gaps of execution and evaluation. So that people know what is possible and how actions should be done.</text:p>
      <text:p text:style-name="P3">Actions that match intentions.</text:p>
      <text:p text:style-name="P3">Readily interpretable. </text:p>
      <text:p text:style-name="P3"/>
      <text:p text:style-name="P3">4. Get Mappings Right.</text:p>
      <text:p text:style-name="P3">Natural mappings for the relationships between:</text:p>
      <text:p text:style-name="P3"><text:s text:c="3"/>Intentions and possible actions.</text:p>
      <text:p text:style-name="P3"><text:s text:c="3"/>Actions and their effects on the system.</text:p>
      <text:p text:style-name="P3"><text:s text:c="3"/>Actual system state and what's is perceivable.</text:p>
      <text:p text:style-name="P3"><text:s text:c="3"/>Perceivable system state and intentions, needs, expectations.</text:p>
      <text:p text:style-name="P3">Direct positioning of controls and system/ objects upon which they operate.</text:p>
      <text:p text:style-name="P3">Graphics/ pictures</text:p>
      <text:p text:style-name="P3"/>
      <text:p text:style-name="P3">5. Exploit the power of constraints- Both natural and artificial.</text:p>
      <text:p text:style-name="P3">Reduce number of alternative actions at each step.</text:p>
      <text:p text:style-name="P3"/>
      <text:p text:style-name="P3">6. Design for error.</text:p>
      <text:p text:style-name="P3"/>
      <text:p text:style-name="P3">7. When all else fails standardize.</text:p>
      <text:p text:style-name="P3">STANDARDIZATION.</text:p>
      <text:p text:style-name="P3">Essential when necessary information can't be placed in the world or when natural mappings can't be exploited.</text:p>
      <text:p text:style-name="P3">Timing.</text:p>
      <text:p text:style-name="P3"><text:soft-page-break/>Deliberately Making Things Difficult.</text:p>
      <text:p text:style-name="P3">Systematically violate the rules:</text:p>
      <text:p text:style-name="P3"><text:s text:c="4"/>hide critical component</text:p>
      <text:p text:style-name="P3"><text:s text:c="4"/>unnatural mapping</text:p>
      <text:p text:style-name="P3"><text:s text:c="4"/><text:span text:style-name="T3">make actions difficult to use</text:span></text:p>
      <text:p text:style-name="P3"><text:s text:c="4"/><text:span text:style-name="T3">require precise timing and physical manipulation</text:span></text:p>
      <text:p text:style-name="P3"><text:s text:c="4"/><text:span text:style-name="T3">do not give feedback</text:span></text:p>
      <text:p text:style-name="P4">Make sure not to create a secondary danger.</text:p>
      <text:p text:style-name="P4"/>
      <text:p text:style-name="P4">Easy looking is not necessarily easy to use.</text:p>
      <text:p text:style-name="P4">More actions than <text:s/>controls- complexity.</text:p>
      <text:p text:style-name="P4">Exactly the same number of controls as actions, make controls simple and execution simpl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6T21:46:04.711506250</meta:creation-date>
    <dc:date>2015-09-06T22:46:46.681535660</dc:date>
    <meta:editing-duration>PT6M31S</meta:editing-duration>
    <meta:editing-cycles>1</meta:editing-cycles>
    <meta:document-statistic meta:table-count="0" meta:image-count="0" meta:object-count="0" meta:page-count="2" meta:paragraph-count="50" meta:word-count="414" meta:character-count="2656" meta:non-whitespace-character-count="2252"/>
    <meta:generator>LibreOffice/4.2.7.2$Linux_X86_64 LibreOffice_project/420m0$Build-2</meta:generator>
  </office:meta>
</office:document-meta>
</file>